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language="en" fo:country="US"/>
    </style:style>
    <style:style style:name="P2" style:parent-style-name="Normal" style:family="paragraph">
      <style:paragraph-properties fo:text-align="center"/>
      <style:text-properties fo:language="en" fo:country="US"/>
    </style:style>
    <style:style style:name="P3" style:parent-style-name="Normal" style:family="paragraph">
      <style:paragraph-properties fo:text-align="justify"/>
      <style:text-properties fo:language="en" fo:country="US"/>
    </style:style>
    <style:style style:name="P4" style:parent-style-name="Normal" style:family="paragraph">
      <style:paragraph-properties fo:text-align="justify"/>
      <style:text-properties fo:language="en" fo:country="US"/>
    </style:style>
    <style:style style:name="P5" style:parent-style-name="Normal" style:family="paragraph">
      <style:paragraph-properties fo:text-align="justify"/>
    </style:style>
    <style:style style:name="T6" style:parent-style-name="Policepardéfaut" style:family="text">
      <style:text-properties fo:language="en" fo:country="US"/>
    </style:style>
    <style:style style:name="T7" style:parent-style-name="Policepardéfaut" style:family="text">
      <style:text-properties fo:language="en" fo:country="US"/>
    </style:style>
    <style:style style:name="T8" style:parent-style-name="Policepardéfaut" style:family="text">
      <style:text-properties fo:language="en" fo:country="US"/>
    </style:style>
    <style:style style:name="T9" style:parent-style-name="Policepardéfaut" style:family="text">
      <style:text-properties style:font-name="Wingdings" style:font-name-asian="Wingdings" style:font-name-complex="Wingdings"/>
    </style:style>
    <style:style style:name="T10" style:parent-style-name="Policepardéfaut" style:family="text">
      <style:text-properties fo:language="en" fo:country="US"/>
    </style:style>
    <style:style style:name="P11" style:parent-style-name="Normal" style:family="paragraph">
      <style:paragraph-properties fo:text-align="justify"/>
      <style:text-properties fo:language="en" fo:country="US"/>
    </style:style>
    <style:style style:name="P12" style:parent-style-name="Normal" style:family="paragraph">
      <style:paragraph-properties fo:text-align="justify"/>
      <style:text-properties fo:language="en" fo:country="US"/>
    </style:style>
    <style:style style:name="P13" style:parent-style-name="Normal" style:family="paragraph">
      <style:paragraph-properties fo:text-align="justify"/>
      <style:text-properties fo:language="en" fo:country="US"/>
    </style:style>
    <style:style style:name="P14" style:parent-style-name="Normal" style:family="paragraph">
      <style:paragraph-properties fo:text-align="justify"/>
      <style:text-properties fo:language="en" fo:country="US"/>
    </style:style>
    <style:style style:name="P15" style:parent-style-name="Normal" style:family="paragraph">
      <style:paragraph-properties fo:text-align="justify"/>
      <style:text-properties fo:language="en" fo:country="US"/>
    </style:style>
    <style:style style:name="P16" style:parent-style-name="Normal" style:family="paragraph">
      <style:paragraph-properties fo:text-align="justify"/>
      <style:text-properties fo:language="en" fo:country="US"/>
    </style:style>
    <style:style style:name="P17" style:parent-style-name="Normal" style:family="paragraph">
      <style:paragraph-properties fo:text-align="justify"/>
      <style:text-properties fo:language="en" fo:country="US"/>
    </style:style>
    <style:style style:name="P18" style:parent-style-name="Normal" style:family="paragraph">
      <style:paragraph-properties fo:text-align="justify"/>
      <style:text-properties fo:language="en" fo:country="US"/>
    </style:style>
    <style:style style:name="P19" style:parent-style-name="Normal" style:family="paragraph">
      <style:paragraph-properties fo:text-align="justify"/>
      <style:text-properties fo:language="en" fo:country="US"/>
    </style:style>
    <style:style style:name="P20" style:parent-style-name="Normal" style:family="paragraph">
      <style:paragraph-properties fo:text-align="justify"/>
      <style:text-properties fo:language="en" fo:country="US"/>
    </style:style>
    <style:style style:name="P21" style:parent-style-name="Normal" style:family="paragraph">
      <style:paragraph-properties fo:text-align="justify"/>
      <style:text-properties fo:language="en" fo:country="US"/>
    </style:style>
    <style:style style:name="P22" style:parent-style-name="Normal" style:family="paragraph">
      <style:paragraph-properties fo:text-align="justify"/>
      <style:text-properties fo:language="en" fo:country="US"/>
    </style:style>
    <style:style style:name="P23" style:parent-style-name="Normal" style:family="paragraph">
      <style:paragraph-properties fo:text-align="justify"/>
      <style:text-properties fo:language="en" fo:country="US"/>
    </style:style>
    <style:style style:name="P24" style:parent-style-name="Normal" style:family="paragraph">
      <style:paragraph-properties fo:text-align="justify"/>
      <style:text-properties fo:language="en" fo:country="US"/>
    </style:style>
    <style:style style:name="P25" style:parent-style-name="Normal" style:family="paragraph">
      <style:paragraph-properties fo:text-align="justify"/>
    </style:style>
    <style:style style:name="T26" style:parent-style-name="Policepardéfaut" style:family="text">
      <style:text-properties fo:language="en" fo:country="US"/>
    </style:style>
    <style:style style:name="T27" style:parent-style-name="Policepardéfaut" style:family="text">
      <style:text-properties style:font-name="Wingdings" style:font-name-asian="Wingdings" style:font-name-complex="Wingdings"/>
    </style:style>
    <style:style style:name="T28" style:parent-style-name="Policepardéfaut" style:family="text">
      <style:text-properties fo:language="en" fo:country="US"/>
    </style:style>
    <style:style style:name="T29" style:parent-style-name="Policepardéfaut" style:family="text">
      <style:text-properties style:font-name="Wingdings" style:font-name-asian="Wingdings" style:font-name-complex="Wingdings"/>
    </style:style>
    <style:style style:name="T30" style:parent-style-name="Policepardéfaut" style:family="text">
      <style:text-properties fo:language="en" fo:country="US"/>
    </style:style>
    <style:style style:name="T31" style:parent-style-name="Policepardéfaut" style:family="text">
      <style:text-properties fo:language="en" fo:country="US"/>
    </style:style>
    <style:style style:name="T32" style:parent-style-name="Policepardéfaut" style:family="text">
      <style:text-properties style:font-name="Wingdings" style:font-name-asian="Wingdings" style:font-name-complex="Wingdings"/>
    </style:style>
    <style:style style:name="T33" style:parent-style-name="Policepardéfaut" style:family="text">
      <style:text-properties fo:language="en" fo:country="US"/>
    </style:style>
    <style:style style:name="T34" style:parent-style-name="Policepardéfaut" style:family="text">
      <style:text-properties style:font-name="Wingdings" style:font-name-asian="Wingdings" style:font-name-complex="Wingdings"/>
    </style:style>
    <style:style style:name="T35" style:parent-style-name="Policepardéfaut" style:family="text">
      <style:text-properties fo:language="en" fo:country="US"/>
    </style:style>
    <style:style style:name="T36" style:parent-style-name="Policepardéfaut" style:family="text">
      <style:text-properties fo:language="en" fo:country="US"/>
    </style:style>
    <style:style style:name="T37" style:parent-style-name="Policepardéfaut" style:family="text">
      <style:text-properties fo:language="en" fo:country="US"/>
    </style:style>
    <style:style style:name="T38" style:parent-style-name="Policepardéfaut" style:family="text">
      <style:text-properties fo:language="en" fo:country="US"/>
    </style:style>
    <style:style style:name="T39" style:parent-style-name="Policepardéfaut" style:family="text">
      <style:text-properties fo:language="en" fo:country="US"/>
    </style:style>
    <style:style style:name="P40" style:parent-style-name="Normal" style:family="paragraph">
      <style:paragraph-properties fo:text-align="justify"/>
      <style:text-properties fo:language="en" fo:country="US"/>
    </style:style>
    <style:style style:name="P41" style:parent-style-name="Normal" style:family="paragraph">
      <style:paragraph-properties fo:text-align="justify"/>
      <style:text-properties fo:language="en" fo:country="US"/>
    </style:style>
  </office:automatic-styles>
  <office:body>
    <office:text text:use-soft-page-breaks="true">
      <text:p text:style-name="P1">Notes on the Kabbalah</text:p>
      <text:p text:style-name="P2"/>
      <text:p text:style-name="P3">Definition of the Kabbalah</text:p>
      <text:p text:style-name="P4"/>
      <text:p text:style-name="P5"><text:span text:style-name="T6">The Kabbalah significates in Hebrew the « reception », the « tradition » and the « correspondence ». It is an esoteric method, discipline and school of thought in Jewish mysticism. There is<text:s/></text:span><text:span text:style-name="T7">a few types of Kabbalah like the Christian Kabbalah, the hermetic Qabalah and the Jewish Kabbalah. For example, the Jewish type is a set of esoteric teachings meant to explain the relationship between God, the unchanging, eternal and mysterious Ein Sof (« </text:span><text:span text:style-name="T8">Ein » for nothing and « Dof » for limitation)<text:s/></text:span><text:span text:style-name="T9"></text:span><text:span text:style-name="T10"><text:s/>The infinite ; and the mortal and finite universe (God’s creation).</text:span></text:p>
      <text:p text:style-name="P11">All of the religions have an esoteric/mystic side that is a direct access to God<text:s/>without<text:s/>a religious institution but the Kabbalah uses le<text:s/>mystic and the knowledge way to get it.</text:p>
      <text:p text:style-name="P12"/>
      <text:p text:style-name="P13">Origins of the Kabbalah :</text:p>
      <text:p text:style-name="P14"/>
      <text:p text:style-name="P15">The origins of the Kabbalah aren’t precise and are pretty fuzzy. The historians are divided as to the exact origins of the Kabbalah. According to the traditional understanding, the Kabbalah dates from Eden (the period of Adam and Eve). The author of the book of Raziel angel is agree with this idea but he’s not an historian. According to Charles Mopsik<text:s/>and Moshé Idel, they suppose that the kabbalisitc literature finds its origins in the assigned writings at the prophet Elie. This prophet is the oldest figure and the most<text:s/>marking of the biblic mystic. The Elis’s figure has a major place on the apocalyptic literature appeared around the IIIe century prior Jesus Christ in the Jewish Schools. So<text:s/>we can say that the Kabbalah exists since this period.</text:p>
      <text:p text:style-name="P16"/>
      <text:p text:style-name="P17">Advantages<text:s/>of the Kabbalah according the their practitioners :</text:p>
      <text:p text:style-name="P18">The intimate understanding and the control of the Kabbalah bring spiritually closer the man to God and gives to the Man a better approach of the God’s creation. It replies at the extensial questions of the Univers’ origin, the role of the Man, its future and of the World.</text:p>
      <text:p text:style-name="P19">The Kabbalah gives also the exact keys to get the tools and the knowledge to know our objectives in our lifes, to get that<text:s/>we research and to get a durable fullness. It allows the users to get the inner peace and to see the life as a game. The Kabbalists have to understand the rules of the life to reach their objectives.</text:p>
      <text:p text:style-name="P20">The Tree of Life is one the tools given by the Kabbalah.<text:s/></text:p>
      <text:p text:style-name="P21"/>
      <text:p text:style-name="P22">The Tree of Life :</text:p>
      <text:p text:style-name="P23">In the Kabbalah, the Tree of Life represents the Univers’ laws. Few authors reference this tool with the<text:s/>Tree of Life mentinned in the Genese. This tree is composed of 10 Sefirot : Keter, Bina, Din, Chcohma, Chesed, Tif’Eret, Hod, Necach, Jesod and Malchut. From the Keter to Malchut, they correspond at the ten steps which decompose all of the proces of the conscient creation. In the inserse direction, they correspond at the 10 steps that the initiated travels sprititually to pass from the material world to the<text:s/><text:soft-page-break/>union until God. <text:s text:c="2"/>Each sepfirot is an enamation of the God’s energy. <text:s/>According to the Kabbalah, each one has a percentage of each sefirot.</text:p>
      <text:p text:style-name="P24"/>
      <text:p text:style-name="P25"><text:span text:style-name="T26">The tree has also 4 worlds (Atziluth<text:s/></text:span><text:span text:style-name="T27"></text:span><text:span text:style-name="T28"><text:s/>The Emanation, Briah<text:s/></text:span><text:span text:style-name="T29"></text:span><text:span text:style-name="T30"><text:s/>The creation,<text:s/></text:span><text:span text:style-name="T31">Yetzirah<text:s/></text:span><text:span text:style-name="T32"></text:span><text:span text:style-name="T33"><text:s/>the Formation, Asiah<text:s/></text:span><text:span text:style-name="T34"></text:span><text:span text:style-name="T35"><text:s/>The Action), three sails of negative existence (initiation, Paroketh and the consciousness), three pi</text:span><text:span text:style-name="T36">l</text:span><text:span text:style-name="T37">lar</text:span><text:span text:style-name="T38">s<text:s/></text:span><text:span text:style-name="T39">(mercy, rigor and consciousness) and 22 paths.</text:span></text:p>
      <text:p text:style-name="P40"/>
      <text:p text:style-name="P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rian Terbah</meta:initial-creator>
    <dc:creator>Dorian Terbah</dc:creator>
    <meta:creation-date>2019-11-11T11:00:00Z</meta:creation-date>
    <dc:date>2019-11-17T16:06:00Z</dc:date>
    <meta:template xlink:href="Normal" xlink:type="simple"/>
    <meta:editing-cycles>73</meta:editing-cycles>
    <meta:editing-duration>PT22860S</meta:editing-duration>
    <meta:document-statistic meta:page-count="2" meta:paragraph-count="6" meta:word-count="497" meta:character-count="3230" meta:row-count="22" meta:non-whitespace-character-count="2739"/>
  </office:meta>
</office:document-meta>
</file>